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83b7" officeooo:paragraph-rsid="000283b7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0283b7" officeooo:paragraph-rsid="000283b7" style:font-size-asian="12.25pt" style:font-weight-asian="bold" style:font-size-complex="14pt" style:font-weight-complex="bold"/>
    </style:style>
    <style:style style:name="P3" style:family="paragraph" style:parent-style-name="Text_20_body">
      <style:text-properties fo:font-size="18pt" fo:font-weight="bold" officeooo:rsid="00044fb7" officeooo:paragraph-rsid="00044fb7" style:font-size-asian="15.75pt" style:font-weight-asian="bold" style:font-size-complex="18pt" style:font-weight-complex="bold"/>
    </style:style>
    <style:style style:name="P4" style:family="paragraph" style:parent-style-name="Text_20_body" style:list-style-name="L2">
      <style:text-properties officeooo:paragraph-rsid="00044fb7"/>
    </style:style>
    <style:style style:name="P5" style:family="paragraph" style:parent-style-name="Preformatted_20_Text" style:list-style-name="L1">
      <style:text-properties officeooo:paragraph-rsid="000283b7"/>
    </style:style>
    <style:style style:name="P6" style:family="paragraph" style:parent-style-name="Preformatted_20_Text" style:list-style-name="L1">
      <style:text-properties fo:font-variant="normal" fo:text-transform="none" fo:color="#1f1d1d" fo:font-size="14pt" fo:letter-spacing="normal" fo:font-style="normal" fo:font-weight="normal" officeooo:rsid="000283b7" officeooo:paragraph-rsid="000283b7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officeooo:rsid="000283b7" fo:background-color="#eff0f1" loext:char-shading-value="0" style:font-size-asian="12.25pt" style:font-weight-asian="bold" style:font-size-complex="14pt" style:font-weight-complex="bold" loext:padding="0cm" loext:border="none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officeooo:rsid="00046b9c" fo:background-color="#eff0f1" loext:char-shading-value="0" style:font-size-asian="12.25pt" style:font-weight-asian="bold" style:font-size-complex="14pt" style:font-weight-complex="bold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REDIS SERVER ON UBUNTU</text:p>
      <text:p text:style-name="P2"/>
      <text:list xml:id="list3799896313" text:style-name="L1">
        <text:list-item>
          <text:p text:style-name="P6">sudo apt-get update</text:p>
        </text:list-item>
        <text:list-item>
          <text:p text:style-name="P6">sudo apt-get update</text:p>
        </text:list-item>
        <text:list-item>
          <text:p text:style-name="P6">sudo apt-get install redis-server</text:p>
        </text:list-item>
        <text:list-item>
          <text:p text:style-name="P6">sudo systemctl enable redis-server.service</text:p>
        </text:list-item>
        <text:list-item>
          <text:p text:style-name="P6">sudo systemctl restart redis-server.service</text:p>
        </text:list-item>
        <text:list-item>
          <text:p text:style-name="P5"><text:span text:style-name="Source_20_Text"><text:span text:style-name="T1">/etc/init.d/redis-server </text:span></text:span><text:span text:style-name="Source_20_Text"><text:span text:style-name="T2">start</text:span></text:span></text:p>
        </text:list-item>
        <text:list-item>
          <text:p text:style-name="P5"><text:span text:style-name="Source_20_Text"><text:span text:style-name="T1">/etc/init.d/redis-server stop</text:span></text:span></text:p>
        </text:list-item>
      </text:list>
      <text:p text:style-name="Text_20_body"><text:line-break/></text:p>
      <text:p text:style-name="P3">TO START MONGODB SERVER</text:p>
      <text:list xml:id="list15262965" text:style-name="L2">
        <text:list-item>
          <text:p text:style-name="P4">sudo service mongod start</text:p>
        </text:list-item>
        <text:list-item>
          <text:p text:style-name="P4">sudo service mongod stop</text:p>
        </text:list-item>
        <text:list-item>
          <text:p text:style-name="P4">sudo service mongod resta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0:01:02.258988736</meta:creation-date>
    <dc:date>2019-03-07T15:23:18.587467177</dc:date>
    <meta:editing-duration>PT8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4" meta:character-count="358" meta:non-whitespace-character-count="325"/>
  </office:meta>
</office:document-meta>
</file>